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</office:automatic-styles>
  <office:body>
    <office:text>
      <text:p text:style-name="Text_20_body">Planificació Curs TIC0037-101 HTML5 i CSS</text:p>
      <text:h text:style-name="Heading_20_1" text:outline-level="1">Unitat Didàctiques</text:h>
      <text:h text:style-name="Heading_20_2" text:outline-level="2">UD01 - Introducció a HTML5, CSS i eines de preprocessat</text:h>
      <text:list text:style-name="L1">
        <text:list-item>
          <text:p text:style-name="P1">Introducció</text:p>
        </text:list-item>
        <text:list-item>
          <text:p text:style-name="P1">Ecosistema HTML5</text:p>
        </text:list-item>
        <text:list-item>
          <text:p text:style-name="P1">Llenguatge de Marques (Markup)</text:p>
        </text:list-item>
        <text:list-item>
          <text:p text:style-name="P1">Entorn de Treball</text:p>
        </text:list-item>
        <text:list-item>
          <text:p text:style-name="P1">Preprocessadors</text:p>
        </text:list-item>
      </text:list>
      <text:h text:style-name="Heading_20_2" text:outline-level="2">UD02 - Conceptes Bàsics</text:h>
      <text:list text:style-name="L2">
        <text:list-item>
          <text:p text:style-name="P2">Conceptes Bàsics CSS</text:p>
          <text:list text:style-name="L3">
            <text:list-item>
              <text:p text:style-name="P3">Nomenclatura</text:p>
            </text:list-item>
            <text:list-item>
              <text:p text:style-name="P3">Regles</text:p>
            </text:list-item>
            <text:list-item>
              <text:p text:style-name="P3">Selectors</text:p>
            </text:list-item>
            <text:list-item>
              <text:p text:style-name="P3">Cascada</text:p>
            </text:list-item>
            <text:list-item>
              <text:p text:style-name="P3">Herència</text:p>
            </text:list-item>
            <text:list-item>
              <text:p text:style-name="P3">Aritmètica i Variables</text:p>
            </text:list-item>
          </text:list>
        </text:list-item>
        <text:list-item>
          <text:p text:style-name="P2">Formularis en HTML5</text:p>
        </text:list-item>
        <text:list-item>
          <text:p text:style-name="P2">Javascript</text:p>
        </text:list-item>
      </text:list>
      <text:h text:style-name="Heading_20_2" text:outline-level="2">UD03 - CSS Posicionament i Ancoratge</text:h>
      <text:list text:style-name="L4">
        <text:list-item>
          <text:p text:style-name="P4">Tipus de posicionament (Propietat <text:span text:style-name="Source_Text">position</text:span>)</text:p>
        </text:list-item>
        <text:list-item>
          <text:p text:style-name="P4">Ancoratge dels elements (Propietat <text:span text:style-name="Source_Text">display</text:span>)</text:p>
        </text:list-item>
        <text:list-item>
          <text:p text:style-name="P4">Model de Capes (stacking context)</text:p>
        </text:list-item>
        <text:list-item>
          <text:p text:style-name="P4">Model de Caixa (Box Model)</text:p>
        </text:list-item>
        <text:list-item>
          <text:p text:style-name="P4">Marges</text:p>
        </text:list-item>
        <text:list-item>
          <text:p text:style-name="P4">Voreres</text:p>
        </text:list-item>
      </text:list>
      <text:h text:style-name="Heading_20_2" text:outline-level="2">UD04 - CSS Maquetació</text:h>
      <text:list text:style-name="L5">
        <text:list-item>
          <text:p text:style-name="P5">Maquetació amb Floats</text:p>
        </text:list-item>
        <text:list-item>
          <text:p text:style-name="P5">Flexbox</text:p>
        </text:list-item>
        <text:list-item>
          <text:p text:style-name="P5">Grid Layout</text:p>
        </text:list-item>
        <text:list-item>
          <text:p text:style-name="P5">Disseny Responsiu</text:p>
        </text:list-item>
      </text:list>
      <text:h text:style-name="Heading_20_2" text:outline-level="2">UD05 - CSS Aspecte i Efectes</text:h>
      <text:list text:style-name="L6">
        <text:list-item>
          <text:p text:style-name="P6">Color i Contrast</text:p>
        </text:list-item>
        <text:list-item>
          <text:p text:style-name="P6">Espaïat</text:p>
        </text:list-item>
        <text:list-item>
          <text:p text:style-name="P6">Tipografia</text:p>
        </text:list-item>
        <text:list-item>
          <text:p text:style-name="P6">Fons</text:p>
        </text:list-item>
        <text:list-item>
          <text:p text:style-name="P6">Ombres</text:p>
        </text:list-item>
        <text:list-item>
          <text:p text:style-name="P6">Combinació de Colors (Blending Modes)</text:p>
        </text:list-item>
        <text:list-item>
          <text:p text:style-name="P6">Transicions</text:p>
        </text:list-item>
        <text:list-item>
          <text:p text:style-name="P6">Transformacions</text:p>
        </text:list-item>
        <text:list-item>
          <text:p text:style-name="P6">Animacions</text:p>
        </text:list-item>
      </text:list>
      <text:h text:style-name="Heading_20_2" text:outline-level="2">UD06 - HTML5 Avançat</text:h>
      <text:list text:style-name="L7">
        <text:list-item>
          <text:p text:style-name="P7">Frameworks CSS i/o Javascript</text:p>
          <text:list text:style-name="L8">
            <text:list-item>
              <text:p text:style-name="P8">Bootstrap</text:p>
            </text:list-item>
            <text:list-item>
              <text:p text:style-name="P8">jQuery</text:p>
            </text:list-item>
            <text:list-item>
              <text:p text:style-name="P8">jQuery-ui / jQuery-mobile</text:p>
            </text:list-item>
          </text:list>
        </text:list-item>
        <text:list-item>
          <text:p text:style-name="P7">HTML5 Apis</text:p>
        </text:list-item>
        <text:list-item>
          <text:p text:style-name="P7">Components CSS</text:p>
        </text:list-item>
        <text:list-item>
          <text:p text:style-name="P7">Components CSS + Javascript/jQuery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</office:meta>
</office:document-meta>
</file>